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list-style-name="L1">
      <style:paragraph-properties fo:line-height="115%"/>
      <style:text-properties officeooo:rsid="000480c3" officeooo:paragraph-rsid="000480c3"/>
    </style:style>
    <style:style style:name="P2" style:family="paragraph" style:parent-style-name="Standard">
      <style:paragraph-properties fo:line-height="115%"/>
      <style:text-properties officeooo:rsid="000480c3" officeooo:paragraph-rsid="000480c3"/>
    </style:style>
    <style:style style:name="P3" style:family="paragraph" style:parent-style-name="Standard" style:list-style-name="L1">
      <style:paragraph-properties fo:line-height="115%"/>
      <style:text-properties officeooo:rsid="0005ccda" officeooo:paragraph-rsid="0005ccda"/>
    </style:style>
    <style:style style:name="P4" style:family="paragraph" style:parent-style-name="Standard" style:list-style-name="L1">
      <style:paragraph-properties fo:line-height="115%"/>
      <style:text-properties officeooo:rsid="0005dacf" officeooo:paragraph-rsid="0005dacf"/>
    </style:style>
    <style:style style:name="P5" style:family="paragraph" style:parent-style-name="Standard">
      <style:paragraph-properties fo:line-height="115%"/>
      <style:text-properties officeooo:rsid="000756ab" officeooo:paragraph-rsid="000756ab"/>
    </style:style>
    <style:style style:name="P6" style:family="paragraph" style:parent-style-name="Standard">
      <style:paragraph-properties fo:line-height="115%"/>
      <style:text-properties fo:font-weight="bold" officeooo:rsid="000480c3" officeooo:paragraph-rsid="0005ccda" style:font-weight-asian="bold" style:font-weight-complex="bold"/>
    </style:style>
    <style:style style:name="P7" style:family="paragraph" style:parent-style-name="Standard">
      <style:paragraph-properties fo:line-height="115%"/>
      <style:text-properties fo:font-weight="bold" officeooo:rsid="0007e137" officeooo:paragraph-rsid="0007e137" style:font-weight-asian="bold" style:font-weight-complex="bold"/>
    </style:style>
    <style:style style:name="P8" style:family="paragraph" style:parent-style-name="Standard">
      <style:paragraph-properties fo:line-height="115%"/>
      <style:text-properties fo:font-weight="normal" officeooo:rsid="000480c3" officeooo:paragraph-rsid="000480c3" style:font-weight-asian="normal" style:font-weight-complex="normal"/>
    </style:style>
    <style:style style:name="P9" style:family="paragraph" style:parent-style-name="Standard">
      <style:paragraph-properties fo:line-height="115%"/>
      <style:text-properties style:text-underline-style="none" officeooo:rsid="000480c3" officeooo:paragraph-rsid="000480c3"/>
    </style:style>
    <style:style style:name="T1" style:family="text">
      <style:text-properties officeooo:rsid="0005ccda"/>
    </style:style>
    <style:style style:name="T2" style:family="text">
      <style:text-properties officeooo:rsid="00062112"/>
    </style:style>
    <style:style style:name="T3" style:family="text">
      <style:text-properties fo:font-weight="bold" officeooo:rsid="0005ccda" style:font-weight-asian="bold" style:font-weight-complex="bold"/>
    </style:style>
    <style:style style:name="T4" style:family="text">
      <style:text-properties officeooo:rsid="0007e137"/>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officeooo:rsid="0005ccda"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overall intro / aim</text:span></text:p>
      <text:p text:style-name="P5">In this lab session you will enable the multiplayer features of a simple browser based game <text:span text:style-name="T4">by adding the messaging infrastructure necessary for the game clients to communicate indirectly with each other. <text:s/>You will be able to achieve this simply, and quickly, by making use of the open source Javascript MQTT client from the Eclipse Paho Project.</text:span></text:p>
      <text:p text:style-name="P5"/>
      <text:p text:style-name="P2"><text:span text:style-name="T3">some high level info on MQTT and Paho</text:span></text:p>
      <text:p text:style-name="P8"><text:span text:style-name="T1">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span></text:p>
      <text:p text:style-name="P8"><text:span text:style-name="T3"/></text:p>
      <text:p text:style-name="P6"><text:span text:style-name="T1">quick architecture overview of the game</text:span></text:p>
      <text:p text:style-name="P2"/>
      <text:p text:style-name="P7">lab instructions</text:p>
      <text:list xml:id="list1047809532745397227" text:style-name="L1">
        <text:list-item>
          <text:p text:style-name="P1">Start internet explorer. <text:s/>The home page should be set to <text:a xlink:type="simple" xlink:href="http://leo-davison.github.io/MQTTShooter/" text:style-name="Internet_20_link" text:visited-style-name="Visited_20_Internet_20_Link">http://leo-davison.github.io/MQTTShooter/</text:a>, if not, navigate there.</text:p>
        </text:list-item>
        <text:list-item>
          <text:p text:style-name="P1">Click on the “Download as .zip” link, and select “save” in the internet explorer dialogue that appears at the bottom of the page.</text:p>
        </text:list-item>
        <text:list-item>
          <text:p text:style-name="P1">When the download has finished, select “Open Folder” from the internet explorer <text:s/>diaglue that appears at the bottom of the page.</text:p>
        </text:list-item>
        <text:list-item>
          <text:p text:style-name="P1">Right click on the downloaded zip and click on “7-Zip → Extract Here” to unpack the zip.</text:p>
        </text:list-item>
        <text:list-item>
          <text:p text:style-name="P1">Inside the extracted folder, you should see a number of sub folders such as “referenceSolution” and “startingPoint”.</text:p>
        </text:list-item>
        <text:list-item>
          <text:p text:style-name="P1">Navigate into the “startingPoint” folder and open the “index.html” file with Internet Explorer.</text:p>
        </text:list-item>
        <text:list-item>
          <text:p text:style-name="P1">When internet explorer opens, the window will be bla<text:span text:style-name="T2">n</text:span>k and there will be a diaglogue at the bottom of the page which says “Internet Explorer restricted this webpage from running scripts or ActiveX controls”. <text:s/>Click on the “Allow blocked content” button on the dialogue to allow the game to start. <text:s/>(If the dialogue disappears before you are able to click the button, just refresh the page).</text:p>
        </text:list-item>
        <text:list-item>
          <text:p text:style-name="P1">You should now see a triangle representing the player space ship, atop a black background and a light gre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1">Back in the “startingPoint” folder, where you opened the “index.html” page, notice that there is a folder called “js”. <text:s/>This folder contains all of the Javascript code for the game, and the start of the Networking code. <text:s/>Navigate into the “js” folder <text:span text:style-name="T1">and then the “Networking” folder </text:span>now.</text:p>
        </text:list-item>
        <text:list-item>
          <text:p text:style-name="P3">Inside the “Networking” folder open the GameNetworking.js and MQTTUtils.js files with Notepad++.</text:p>
        </text:list-item>
        <text:list-item>
          <text:p text:style-name="P3">The “GameNetworking.js” file acts as the interface between the messages received over MQTT and the game scene. <text:s/>There are two variables in this file that you will need to modify <text:soft-page-break/>- “Networking.gameName” and “Networking.server”. <text:s/></text:p>
          <text:list>
            <text:list-item>
              <text:p text:style-name="P3">The “Networkng.server” variable determines the MQTT server that will be connected to for messaging and the appropriate value will be provided to you by the session host. <text:s/></text:p>
            </text:list-item>
            <text:list-item>
              <text:p text:style-name="P3">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4">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09:43:11.370014939</dc:date>
    <dc:creator>Leo Davison</dc:creator>
    <meta:editing-duration>PT44M15S</meta:editing-duration>
    <meta:editing-cycles>3</meta:editing-cycles>
    <meta:generator>LibreOffice/4.4.5.2$Linux_X86_64 LibreOffice_project/40$Build-2</meta:generator>
    <meta:document-statistic meta:table-count="0" meta:image-count="0" meta:object-count="0" meta:page-count="2" meta:paragraph-count="20" meta:word-count="637" meta:character-count="3947" meta:non-whitespace-character-count="3326"/>
  </office:meta>
</office:document-meta>
</file>